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rial" svg:font-family="arial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officeooo:rsid="000dbed1" officeooo:paragraph-rsid="000dbed1" style:font-size-asian="15pt" style:font-size-complex="15pt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officeooo:paragraph-rsid="000dbed1" style:font-size-asian="15pt" style:font-size-complex="15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style:font-size-asian="15pt" style:font-size-complex="15pt"/>
    </style:style>
    <style:style style:name="T1" style:family="text">
      <style:text-properties officeooo:rsid="000dbed1"/>
    </style:style>
    <style:style style:name="T2" style:family="text">
      <style:text-properties officeooo:rsid="000ee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PID es el id del proceso</text:p>
      <text:p text:style-name="P1">2-PPID es el id del proceso padre</text:p>
      <text:p text:style-name="P2"><text:span text:style-name="T1">3-</text:span>LWP proporciona el ID de cada hilo. </text:p>
      <text:p text:style-name="P2"><text:span text:style-name="T1">4-</text:span>NLWP es el número de hilos en el sistema para el proceso subyacente.</text:p>
      <text:p text:style-name="P2"/>
      <text:p text:style-name="P2"/>
      <text:p text:style-name="P2">-<text:span text:style-name="T1">e: selecciona todos los procesos.</text:span></text:p>
      <text:p text:style-name="P2"/>
      <text:p text:style-name="P2">-<text:span text:style-name="T1">L:Muestra los hilos, las columnas de LWP y NLWP. </text:span></text:p>
      <text:p text:style-name="P2"/>
      <text:p text:style-name="P1">-F: muestra un formato extendido (añade datos).</text:p>
      <text:p text:style-name="P3"/>
      <text:p text:style-name="P3"/>
      <text:p text:style-name="P1">-STAT muestra el estado del proceso como codigos y depende de el cpu</text:p>
      <text:p text:style-name="P1">algunos ejemplos serian:</text:p>
      <text:p text:style-name="P1">S Durmiendo</text:p>
      <text:p text:style-name="P1">R Ejecutandose o en cola de ejecución</text:p>
      <text:p text:style-name="P1">D Durmiendo y sin respuesta a señales</text:p>
      <text:p text:style-name="P1">T Detenido</text:p>
      <text:p text:style-name="P1">I inactivo</text:p>
      <text:p text:style-name="P1">Z zombie , <text:span text:style-name="T2">es un proceso terminado pero que aun <text:s/>tiene entrada en la tabl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rial" svg:font-family="aria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9T13:08:17.630000000</meta:creation-date>
    <dc:date>2025-09-09T13:20:18.724000000</dc:date>
    <meta:editing-duration>PT12M1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5" meta:word-count="105" meta:character-count="569" meta:non-whitespace-character-count="476"/>
  </office:meta>
</office:document-meta>
</file>